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ubjectName">
            <text:p>Subjec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HelpText">
            <text:p>HelpText</text:p>
          </table:table-cell>
          <table:table-cell table:style-name="ce1" table:formula="of:=[HumanReadable.G1]" office:value-type="string" office:string-value="BlueprintClass">
            <text:p>BlueprintClass</text:p>
          </table:table-cell>
          <table:table-cell table:style-name="ce1" table:formula="of:=[HumanReadable.H1]" office:value-type="string" office:string-value="Icon">
            <text:p>Icon</text:p>
          </table:table-cell>
          <table:table-cell table:style-name="ce1" table:formula="of:=[HumanReadable.I1]" office:value-type="string" office:string-value="Mesh">
            <text:p>Mesh</text:p>
          </table:table-cell>
          <table:table-cell table:style-name="ce1" table:formula="of:=[HumanReadable.J1]" office:value-type="string" office:string-value="EducateCost">
            <text:p>EducateCost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float" office:value="100">
            <text:p>100</text:p>
          </table:table-cell>
          <table:table-cell table:style-name="ce1" table:formula="of:=[HumanReadable.F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G2]" office:value-type="string" office:string-value="Serf">
            <text:p>Serf</text:p>
          </table:table-cell>
          <table:table-cell table:style-name="ce1" table:formula="of:=[HumanReadable.H2]" office:value-type="string" office:string-value="serfIcon">
            <text:p>serfIcon</text:p>
          </table:table-cell>
          <table:table-cell table:style-name="ce1" table:formula="of:=[HumanReadable.I2]" office:value-type="string" office:string-value="default">
            <text:p>default</text:p>
          </table:table-cell>
          <table:table-cell table:style-name="ce1" table:formula="of:=INDIRECT(  ADDRESS(   MATCH([HumanReadable.J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float" office:value="100">
            <text:p>100</text:p>
          </table:table-cell>
          <table:table-cell table:style-name="ce1" table:formula="of:=[HumanReadable.F3]" office:value-type="string" office:string-value="The builder constructs buildings.&#10;A builder will go to the nearest constructionsites to start building.&#10;&#10;Multiple Builders can work on the same building, Teamwork!&#10;&#10;Builders don't need a home building.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table:style-name="ce1" table:formula="of:=[HumanReadable.G3]" office:value-type="string" office:string-value="Builder">
            <text:p>Builder</text:p>
          </table:table-cell>
          <table:table-cell table:style-name="ce1" table:formula="of:=[HumanReadable.H3]" office:value-type="string" office:string-value="builderIcon">
            <text:p>builderIcon</text:p>
          </table:table-cell>
          <table:table-cell table:style-name="ce1" table:formula="of:=[HumanReadable.I3]" office:value-type="string" office:string-value="default">
            <text:p>default</text:p>
          </table:table-cell>
          <table:table-cell table:style-name="ce1" table:formula="of:=INDIRECT(  ADDRESS(   MATCH([HumanReadable.J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float" office:value="100">
            <text:p>100</text:p>
          </table:table-cell>
          <table:table-cell table:style-name="ce1" table:formula="of:=[HumanReadable.F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G4]" office:value-type="string" office:string-value="Lumberjack">
            <text:p>Lumberjack</text:p>
          </table:table-cell>
          <table:table-cell table:style-name="ce1" table:formula="of:=[HumanReadable.H4]" office:value-type="string" office:string-value="lumberjackIcon">
            <text:p>lumberjackIcon</text:p>
          </table:table-cell>
          <table:table-cell table:style-name="ce1" table:formula="of:=[HumanReadable.I4]" office:value-type="string" office:string-value="default">
            <text:p>default</text:p>
          </table:table-cell>
          <table:table-cell table:style-name="ce1" table:formula="of:=INDIRECT(  ADDRESS(   MATCH([HumanReadable.J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float" office:value="100">
            <text:p>100</text:p>
          </table:table-cell>
          <table:table-cell table:style-name="ce1" table:formula="of:=[HumanReadable.F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G5]" office:value-type="string" office:string-value="Carpenter">
            <text:p>Carpenter</text:p>
          </table:table-cell>
          <table:table-cell table:style-name="ce1" table:formula="of:=[HumanReadable.H5]" office:value-type="string" office:string-value="carpenterIcon">
            <text:p>carpenterIcon</text:p>
          </table:table-cell>
          <table:table-cell table:style-name="ce1" table:formula="of:=[HumanReadable.I5]" office:value-type="string" office:string-value="default">
            <text:p>default</text:p>
          </table:table-cell>
          <table:table-cell table:style-name="ce1" table:formula="of:=INDIRECT(  ADDRESS(   MATCH([HumanReadable.J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float" office:value="100">
            <text:p>100</text:p>
          </table:table-cell>
          <table:table-cell table:style-name="ce1" table:formula="of:=[HumanReadable.F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G6]" office:value-type="string" office:string-value="Forester">
            <text:p>Forester</text:p>
          </table:table-cell>
          <table:table-cell table:style-name="ce1" table:formula="of:=[HumanReadable.H6]" office:value-type="string" office:string-value="foresterIcon">
            <text:p>foresterIcon</text:p>
          </table:table-cell>
          <table:table-cell table:style-name="ce1" table:formula="of:=[HumanReadable.I6]" office:value-type="string" office:string-value="default">
            <text:p>default</text:p>
          </table:table-cell>
          <table:table-cell table:style-name="ce1" table:formula="of:=INDIRECT(  ADDRESS(   MATCH([HumanReadable.J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float" office:value="100">
            <text:p>100</text:p>
          </table:table-cell>
          <table:table-cell table:style-name="ce1" table:formula="of:=[HumanReadable.F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G7]" office:value-type="string" office:string-value="Farmer">
            <text:p>Farmer</text:p>
          </table:table-cell>
          <table:table-cell table:style-name="ce1" table:formula="of:=[HumanReadable.H7]" office:value-type="string" office:string-value="farmerIcon">
            <text:p>farmerIcon</text:p>
          </table:table-cell>
          <table:table-cell table:style-name="ce1" table:formula="of:=[HumanReadable.I7]" office:value-type="string" office:string-value="default">
            <text:p>default</text:p>
          </table:table-cell>
          <table:table-cell table:style-name="ce1" table:formula="of:=INDIRECT(  ADDRESS(   MATCH([HumanReadable.J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float" office:value="100">
            <text:p>100</text:p>
          </table:table-cell>
          <table:table-cell table:style-name="ce1" table:formula="of:=[HumanReadable.F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G8]" office:value-type="string" office:string-value="Miller">
            <text:p>Miller</text:p>
          </table:table-cell>
          <table:table-cell table:style-name="ce1" table:formula="of:=[HumanReadable.H8]" office:value-type="string" office:string-value="millerIcon">
            <text:p>millerIcon</text:p>
          </table:table-cell>
          <table:table-cell table:style-name="ce1" table:formula="of:=[HumanReadable.I8]" office:value-type="string" office:string-value="default">
            <text:p>default</text:p>
          </table:table-cell>
          <table:table-cell table:style-name="ce1" table:formula="of:=INDIRECT(  ADDRESS(   MATCH([HumanReadable.J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float" office:value="100">
            <text:p>100</text:p>
          </table:table-cell>
          <table:table-cell table:style-name="ce1" table:formula="of:=[HumanReadable.F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G9]" office:value-type="string" office:string-value="Baker">
            <text:p>Baker</text:p>
          </table:table-cell>
          <table:table-cell table:style-name="ce1" table:formula="of:=[HumanReadable.H9]" office:value-type="string" office:string-value="bakerIcon">
            <text:p>bakerIcon</text:p>
          </table:table-cell>
          <table:table-cell table:style-name="ce1" table:formula="of:=[HumanReadable.I9]" office:value-type="string" office:string-value="default">
            <text:p>default</text:p>
          </table:table-cell>
          <table:table-cell table:style-name="ce1" table:formula="of:=INDIRECT(  ADDRESS(   MATCH([HumanReadable.J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6">
            <text:p>6</text:p>
          </table:table-cell>
          <table:table-cell table:style-name="ce1" table:formula="of:=[HumanReadable.E10]" office:value-type="float" office:value="100">
            <text:p>100</text:p>
          </table:table-cell>
          <table:table-cell table:style-name="ce1" table:formula="of:=[HumanReadable.F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G10]" office:value-type="string" office:string-value="Mason">
            <text:p>Mason</text:p>
          </table:table-cell>
          <table:table-cell table:style-name="ce1" table:formula="of:=[HumanReadable.H10]" office:value-type="string" office:string-value="masonIcon">
            <text:p>masonIcon</text:p>
          </table:table-cell>
          <table:table-cell table:style-name="ce1" table:formula="of:=[HumanReadable.I10]" office:value-type="string" office:string-value="default">
            <text:p>default</text:p>
          </table:table-cell>
          <table:table-cell table:style-name="ce1" table:formula="of:=INDIRECT(  ADDRESS(   MATCH([HumanReadable.J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float" office:value="100">
            <text:p>100</text:p>
          </table:table-cell>
          <table:table-cell table:style-name="ce1" table:formula="of:=[HumanReadable.F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G11]" office:value-type="string" office:string-value="Miner">
            <text:p>Miner</text:p>
          </table:table-cell>
          <table:table-cell table:style-name="ce1" table:formula="of:=[HumanReadable.H11]" office:value-type="string" office:string-value="minerIcon">
            <text:p>minerIcon</text:p>
          </table:table-cell>
          <table:table-cell table:style-name="ce1" table:formula="of:=[HumanReadable.I11]" office:value-type="string" office:string-value="default">
            <text:p>default</text:p>
          </table:table-cell>
          <table:table-cell table:style-name="ce1" table:formula="of:=INDIRECT(  ADDRESS(   MATCH([HumanReadable.J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float" office:value="100">
            <text:p>100</text:p>
          </table:table-cell>
          <table:table-cell table:style-name="ce1" table:formula="of:=[HumanReadable.F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G12]" office:value-type="string" office:string-value="Smelter">
            <text:p>Smelter</text:p>
          </table:table-cell>
          <table:table-cell table:style-name="ce1" table:formula="of:=[HumanReadable.H12]" office:value-type="string" office:string-value="smelterIcon">
            <text:p>smelterIcon</text:p>
          </table:table-cell>
          <table:table-cell table:style-name="ce1" table:formula="of:=[HumanReadable.I12]" office:value-type="string" office:string-value="default">
            <text:p>default</text:p>
          </table:table-cell>
          <table:table-cell table:style-name="ce1" table:formula="of:=INDIRECT(  ADDRESS(   MATCH([HumanReadable.J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ubject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14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7M13S</meta:editing-duration>
    <meta:editing-cycles>75</meta:editing-cycles>
    <meta:generator>OpenOffice/4.1.3$Win32 OpenOffice.org_project/413m1$Build-9783</meta:generator>
    <dc:date>2018-11-15T14:30:05.07</dc:date>
    <dc:creator>Felix </dc:creator>
    <meta:document-statistic meta:table-count="4" meta:cell-count="633" meta:object-count="0"/>
    <meta:user-defined meta:name="Info 1"/>
    <meta:user-defined meta:name="Info 2"/>
    <meta:user-defined meta:name="Info 3"/>
    <meta:user-defined meta:name="Info 4"/>
  </office:meta>
</office:document-meta>
</file>